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44pt" style:text-underline-style="solid" style:text-underline-width="auto" style:text-underline-color="font-color" fo:font-weight="bold" officeooo:rsid="000ce797" officeooo:paragraph-rsid="000ce797" style:font-size-asian="44pt" style:font-weight-asian="bold" style:font-size-complex="4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20pt" style:text-underline-style="none" fo:font-weight="normal" officeooo:rsid="000ce797" officeooo:paragraph-rsid="000ce797" style:font-size-asian="17.5pt" style:font-weight-asian="normal" style:font-size-complex="20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20pt" style:text-underline-style="none" fo:font-weight="normal" officeooo:rsid="000edbff" officeooo:paragraph-rsid="000edbff" style:font-size-asian="17.5pt" style:font-weight-asian="normal" style:font-size-complex="20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20pt" style:text-underline-style="none" fo:font-weight="normal" officeooo:rsid="00109c3f" officeooo:paragraph-rsid="00109c3f" style:font-size-asian="17.5pt" style:font-weight-asian="normal" style:font-size-complex="20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20pt" style:text-underline-style="none" fo:font-weight="normal" officeooo:rsid="0012052c" officeooo:paragraph-rsid="0012052c" style:font-size-asian="17.5pt" style:font-weight-asian="normal" style:font-size-complex="20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20pt" style:text-underline-style="none" fo:font-weight="normal" officeooo:rsid="0014f26c" officeooo:paragraph-rsid="0014f26c" style:font-size-asian="17.5pt" style:font-weight-asian="normal" style:font-size-complex="20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20pt" style:text-underline-style="none" fo:font-weight="normal" officeooo:rsid="0017124d" officeooo:paragraph-rsid="0017124d" style:font-size-asian="17.5pt" style:font-weight-asian="normal" style:font-size-complex="20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20pt" style:text-underline-style="none" fo:font-weight="normal" officeooo:rsid="001a45dd" officeooo:paragraph-rsid="001a45dd" style:font-size-asian="17.5pt" style:font-weight-asian="normal" style:font-size-complex="20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20pt" style:text-underline-style="none" fo:font-weight="normal" officeooo:rsid="001bf332" officeooo:paragraph-rsid="001bf332" style:font-size-asian="17.5pt" style:font-weight-asian="normal" style:font-size-complex="20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20pt" style:text-underline-style="none" fo:font-weight="normal" officeooo:rsid="001d3afe" officeooo:paragraph-rsid="001d3afe" style:font-size-asian="17.5pt" style:font-weight-asian="normal" style:font-size-complex="20pt" style:font-weight-complex="normal"/>
    </style:style>
    <style:style style:name="P11" style:family="paragraph" style:parent-style-name="Standard" style:list-style-name="L1">
      <style:paragraph-properties fo:text-align="start" style:justify-single-word="false"/>
      <style:text-properties fo:font-size="20pt" style:text-underline-style="none" fo:font-weight="normal" officeooo:rsid="000edbff" officeooo:paragraph-rsid="000edbff" style:font-size-asian="17.5pt" style:font-weight-asian="normal" style:font-size-complex="20pt" style:font-weight-complex="normal"/>
    </style:style>
    <style:style style:name="P12" style:family="paragraph" style:parent-style-name="Standard" style:list-style-name="L2">
      <style:paragraph-properties fo:text-align="start" style:justify-single-word="false"/>
      <style:text-properties fo:font-size="20pt" style:text-underline-style="none" fo:font-weight="normal" officeooo:rsid="000f514f" officeooo:paragraph-rsid="000f514f" style:font-size-asian="17.5pt" style:font-weight-asian="normal" style:font-size-complex="20pt" style:font-weight-complex="normal"/>
    </style:style>
    <style:style style:name="P13" style:family="paragraph" style:parent-style-name="Standard" style:list-style-name="L3">
      <style:paragraph-properties fo:text-align="start" style:justify-single-word="false"/>
      <style:text-properties fo:font-size="20pt" style:text-underline-style="none" fo:font-weight="normal" officeooo:rsid="00109c3f" officeooo:paragraph-rsid="00109c3f" style:font-size-asian="17.5pt" style:font-weight-asian="normal" style:font-size-complex="20pt" style:font-weight-complex="normal"/>
    </style:style>
    <style:style style:name="P14" style:family="paragraph" style:parent-style-name="Standard" style:list-style-name="L4">
      <style:paragraph-properties fo:text-align="start" style:justify-single-word="false"/>
      <style:text-properties fo:font-size="20pt" style:text-underline-style="none" fo:font-weight="normal" officeooo:rsid="0012052c" officeooo:paragraph-rsid="0012052c" style:font-size-asian="17.5pt" style:font-weight-asian="normal" style:font-size-complex="20pt" style:font-weight-complex="normal"/>
    </style:style>
    <style:style style:name="P15" style:family="paragraph" style:parent-style-name="Standard" style:list-style-name="L4">
      <style:paragraph-properties fo:text-align="start" style:justify-single-word="false"/>
      <style:text-properties fo:font-size="20pt" style:text-underline-style="none" fo:font-weight="normal" officeooo:rsid="00131a86" officeooo:paragraph-rsid="00131a86" style:font-size-asian="17.5pt" style:font-weight-asian="normal" style:font-size-complex="20pt" style:font-weight-complex="normal"/>
    </style:style>
    <style:style style:name="P16" style:family="paragraph" style:parent-style-name="Standard" style:list-style-name="L5">
      <style:paragraph-properties fo:text-align="start" style:justify-single-word="false"/>
      <style:text-properties fo:font-size="20pt" style:text-underline-style="none" fo:font-weight="normal" officeooo:rsid="00167467" officeooo:paragraph-rsid="00167467" style:font-size-asian="17.5pt" style:font-weight-asian="normal" style:font-size-complex="20pt" style:font-weight-complex="normal"/>
    </style:style>
    <style:style style:name="P17" style:family="paragraph" style:parent-style-name="Standard" style:list-style-name="L6">
      <style:paragraph-properties fo:text-align="start" style:justify-single-word="false"/>
      <style:text-properties fo:font-size="20pt" style:text-underline-style="none" fo:font-weight="normal" officeooo:rsid="0017124d" officeooo:paragraph-rsid="0017124d" style:font-size-asian="17.5pt" style:font-weight-asian="normal" style:font-size-complex="20pt" style:font-weight-complex="normal"/>
    </style:style>
    <style:style style:name="P18" style:family="paragraph" style:parent-style-name="Standard" style:list-style-name="L7">
      <style:paragraph-properties fo:text-align="start" style:justify-single-word="false"/>
      <style:text-properties fo:font-size="20pt" style:text-underline-style="none" fo:font-weight="normal" officeooo:rsid="001a45dd" officeooo:paragraph-rsid="001a45dd" style:font-size-asian="17.5pt" style:font-weight-asian="normal" style:font-size-complex="20pt" style:font-weight-complex="normal"/>
    </style:style>
    <style:style style:name="P19" style:family="paragraph" style:parent-style-name="Standard" style:list-style-name="L8">
      <style:paragraph-properties fo:text-align="start" style:justify-single-word="false"/>
      <style:text-properties fo:font-size="20pt" style:text-underline-style="none" fo:font-weight="normal" officeooo:rsid="001bf332" officeooo:paragraph-rsid="001bf332" style:font-size-asian="17.5pt" style:font-weight-asian="normal" style:font-size-complex="20pt" style:font-weight-complex="normal"/>
    </style:style>
    <style:style style:name="P20" style:family="paragraph" style:parent-style-name="Standard" style:list-style-name="L9">
      <style:paragraph-properties fo:text-align="start" style:justify-single-word="false"/>
      <style:text-properties fo:font-size="20pt" style:text-underline-style="none" fo:font-weight="normal" officeooo:rsid="001d3afe" officeooo:paragraph-rsid="001d3afe" style:font-size-asian="17.5pt" style:font-weight-asian="normal" style:font-size-complex="20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20pt" style:text-underline-style="none" fo:font-weight="normal" officeooo:rsid="001d3afe" officeooo:paragraph-rsid="001d3afe" style:font-size-asian="17.5pt" style:font-weight-asian="normal" style:font-size-complex="20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20pt" style:text-underline-style="none" fo:font-weight="normal" officeooo:rsid="001f9e9c" officeooo:paragraph-rsid="001f9e9c" style:font-size-asian="17.5pt" style:font-weight-asian="normal" style:font-size-complex="20pt" style:font-weight-complex="normal"/>
    </style:style>
    <style:style style:name="P23" style:family="paragraph" style:parent-style-name="Standard" style:list-style-name="L10">
      <style:paragraph-properties fo:text-align="start" style:justify-single-word="false"/>
      <style:text-properties fo:font-size="20pt" style:text-underline-style="none" fo:font-weight="normal" officeooo:rsid="001f9e9c" officeooo:paragraph-rsid="001f9e9c" style:font-size-asian="17.5pt" style:font-weight-asian="normal" style:font-size-complex="20pt" style:font-weight-complex="normal"/>
    </style:style>
    <style:style style:name="P24" style:family="paragraph" style:parent-style-name="Standard" style:list-style-name="L10">
      <style:paragraph-properties fo:text-align="start" style:justify-single-word="false"/>
      <style:text-properties fo:font-size="20pt" style:text-underline-style="none" fo:font-weight="normal" officeooo:rsid="0020fd6e" officeooo:paragraph-rsid="0020fd6e" style:font-size-asian="17.5pt" style:font-weight-asian="normal" style:font-size-complex="20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20pt" style:text-underline-style="none" fo:font-weight="normal" officeooo:rsid="0020fd6e" officeooo:paragraph-rsid="0020fd6e" style:font-size-asian="17.5pt" style:font-weight-asian="normal" style:font-size-complex="20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20pt" style:text-underline-style="none" fo:font-weight="normal" officeooo:rsid="002228dd" officeooo:paragraph-rsid="002228dd" style:font-size-asian="17.5pt" style:font-weight-asian="normal" style:font-size-complex="20pt" style:font-weight-complex="normal"/>
    </style:style>
    <style:style style:name="P27" style:family="paragraph" style:parent-style-name="Standard" style:list-style-name="L11">
      <style:paragraph-properties fo:text-align="start" style:justify-single-word="false"/>
      <style:text-properties fo:font-size="20pt" style:text-underline-style="none" fo:font-weight="normal" officeooo:rsid="002228dd" officeooo:paragraph-rsid="002228dd" style:font-size-asian="17.5pt" style:font-weight-asian="normal" style:font-size-complex="20pt" style:font-weight-complex="normal"/>
    </style:style>
    <style:style style:name="T1" style:family="text">
      <style:text-properties officeooo:rsid="0018ef5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mera-Warner</text:p>
      <text:p text:style-name="P2">Camera-warner ist eine Adroid-app mit der man weiß wann man von einer Camera beobachtet wird. Sie soll vielleicht noch ein Armband bekommen oder eine Smart-watch App. Die Datenbank läuft über einenRaspberry PI 3 mit einer MySQL Datenbank.</text:p>
      <text:p text:style-name="P2"/>
      <text:list xml:id="list901907434310328" text:style-name="L1">
        <text:list-item>
          <text:p text:style-name="P11">Als erstes haben wir ein einen apach<text:span text:style-name="T1">e</text:span>-sever mit PHP5 und MYSQL Datenbank.</text:p>
        </text:list-item>
        <text:list-item>
          <text:p text:style-name="P11">Und Jahmin und Julian haben mit der Android app angefangen </text:p>
        </text:list-item>
        <text:list-item>
          <text:p text:style-name="P11">Nic war für die MYSQL Datenbank verantwortlich </text:p>
        </text:list-item>
        <text:list-item>
          <text:p text:style-name="P11">Martin macht die Settings</text:p>
        </text:list-item>
        <text:list-item>
          <text:p text:style-name="P11">Peter macht die Webobefläche</text:p>
        </text:list-item>
        <text:list-item>
          <text:p text:style-name="P11">Und ich Linus Dokumentation und Hackdash</text:p>
        </text:list-item>
      </text:list>
      <text:p text:style-name="P3">Der Status des Projechtes um 10:45 ist:</text:p>
      <text:list xml:id="list923344280102390722" text:style-name="L2">
        <text:list-item>
          <text:p text:style-name="P12">MYSQL in Arbeit</text:p>
        </text:list-item>
        <text:list-item>
          <text:p text:style-name="P12">Weboberfläche angefangen</text:p>
        </text:list-item>
        <text:list-item>
          <text:p text:style-name="P12">App Grundgerüst steht</text:p>
        </text:list-item>
        <text:list-item>
          <text:p text:style-name="P12">Settings Anfänge</text:p>
        </text:list-item>
        <text:list-item>
          <text:p text:style-name="P12">hackdash steht sowie github</text:p>
        </text:list-item>
      </text:list>
      <text:p text:style-name="P4">Status änderung um 11:00</text:p>
      <text:list xml:id="list6687785653285040735" text:style-name="L3">
        <text:list-item>
          <text:p text:style-name="P13">App kann GPS Datenbank anzeigen und es sind schon Fake daten zum test erfolgreich sichtbar die Dummy-Datenbank ist aber noch nicht fertig</text:p>
        </text:list-item>
      </text:list>
      <text:p text:style-name="P5">Status um 12.15</text:p>
      <text:list xml:id="list8679115972699893939" text:style-name="L4">
        <text:list-item>
          <text:p text:style-name="P14">MYSQL läuft HTML in Arbeit</text:p>
        </text:list-item>
        <text:list-item>
          <text:p text:style-name="P14">App verbindung mit MYSQL und dem PI</text:p>
        </text:list-item>
        <text:list-item>
          <text:p text:style-name="P14">Einstellungen fast fertig</text:p>
        </text:list-item>
        <text:list-item>
          <text:p text:style-name="P15"><text:soft-page-break/>Weboberfläche Basic steht</text:p>
        </text:list-item>
      </text:list>
      <text:p text:style-name="P6">Status um 12:40</text:p>
      <text:list xml:id="list1194861904897758612" text:style-name="L5">
        <text:list-item>
          <text:p text:style-name="P16">website jetzt auf PI</text:p>
        </text:list-item>
        <text:list-item>
          <text:p text:style-name="P16">Implimintiaton der Datenbank in den code der app</text:p>
        </text:list-item>
        <text:list-item>
          <text:p text:style-name="P16">Einstellungen fortgeschritten</text:p>
        </text:list-item>
      </text:list>
      <text:p text:style-name="P7">Status um 14:50</text:p>
      <text:list xml:id="list4266413743917544298" text:style-name="L6">
        <text:list-item>
          <text:p text:style-name="P17">Sever fertig</text:p>
        </text:list-item>
        <text:list-item>
          <text:p text:style-name="P17">App in der weiterentwicklung</text:p>
        </text:list-item>
        <text:list-item>
          <text:p text:style-name="P17">App Settings sind fertig</text:p>
        </text:list-item>
        <text:list-item>
          <text:p text:style-name="P17">einbinden der Daten für Kamera standorte</text:p>
        </text:list-item>
      </text:list>
      <text:p text:style-name="P8">Status um 15:20 </text:p>
      <text:list xml:id="list6886041107506302515" text:style-name="L7">
        <text:list-item>
          <text:p text:style-name="P18">Einstellungen Ergänzungen</text:p>
        </text:list-item>
        <text:list-item>
          <text:p text:style-name="P18">App nahe an datenbank einbindung</text:p>
        </text:list-item>
        <text:list-item>
          <text:p text:style-name="P18">Website ist in der entwicklung und es wurden weiter Infos hinzugefügt</text:p>
        </text:list-item>
        <text:list-item>
          <text:p text:style-name="P18">Fehler mit Kamera Datenbank ; GESCHEITERT!!!</text:p>
        </text:list-item>
      </text:list>
      <text:p text:style-name="P9">Status um 16:30</text:p>
      <text:list xml:id="list3728264496870063113" text:style-name="L8">
        <text:list-item>
          <text:p text:style-name="P19">man kannn jetzt neue Kameras eintragen bzw. der Datenbank hinzufügen</text:p>
        </text:list-item>
        <text:list-item>
          <text:p text:style-name="P19">App service <text:s/>ausgelagert und beim verbinden mit der App</text:p>
        </text:list-item>
        <text:list-item>
          <text:p text:style-name="P19">neue version der Website</text:p>
        </text:list-item>
      </text:list>
      <text:p text:style-name="P10">Status um 17:10</text:p>
      <text:list xml:id="list1728623928294220260" text:style-name="L9">
        <text:list-item>
          <text:p text:style-name="P20">Juvenal Dantenbank ist da und funktioniert und suvilianc under suvilianc wir von uns abgetibt</text:p>
        </text:list-item>
        <text:list-item>
          <text:p text:style-name="P20">Einstellung fertig</text:p>
        </text:list-item>
        <text:list-item>
          <text:p text:style-name="P20">Website weitere ergänzungen</text:p>
        </text:list-item>
        <text:list-item>
          <text:p text:style-name="P20">Usermngegment in arbeit</text:p>
        </text:list-item>
      </text:list>
      <text:p text:style-name="P22">Status um 19:20</text:p>
      <text:list xml:id="list7629933274930637499" text:style-name="L10">
        <text:list-item>
          <text:p text:style-name="P23"><text:soft-page-break/>App Funktioniert soweit aber Alarm noch in arbeit</text:p>
        </text:list-item>
        <text:list-item>
          <text:p text:style-name="P23">Weiter Fortschritte und Performenc verbesserung</text:p>
        </text:list-item>
        <text:list-item>
          <text:p text:style-name="P23">Servics funktioniert jetzt mit app</text:p>
        </text:list-item>
        <text:list-item>
          <text:p text:style-name="P24">Merchconflikt</text:p>
        </text:list-item>
      </text:list>
      <text:p text:style-name="P25"/>
      <text:p text:style-name="P26">Status um 21:10</text:p>
      <text:list xml:id="list5287184380590848321" text:style-name="L11">
        <text:list-item>
          <text:p text:style-name="P27">Fortschriit in App und Website</text:p>
        </text:list-item>
        <text:list-item>
          <text:p text:style-name="P27">App bugfixes</text:p>
        </text:list-item>
      </text:list>
      <text:p text:style-name="P26"/>
      <text:p text:style-name="P26"/>
      <text:p text:style-name="P25"/>
      <text:p text:style-name="P25"/>
      <text:p text:style-name="P10"/>
      <text:list xml:id="list214433541288160" text:continue-list="list4266413743917544298" text:style-name="L6">
        <text:list-header>
          <text:p text:style-name="P17"/>
        </text:list-header>
      </text:list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0T10:23:56.827027660</meta:creation-date>
    <dc:date>2017-06-10T21:06:05.889549317</dc:date>
    <meta:editing-duration>PT2H34M6S</meta:editing-duration>
    <meta:editing-cycles>7</meta:editing-cycles>
    <meta:generator>LibreOffice/5.1.5.2$Linux_X86_64 LibreOffice_project/10m0$Build-2</meta:generator>
    <meta:document-statistic meta:table-count="0" meta:image-count="0" meta:object-count="0" meta:page-count="3" meta:paragraph-count="53" meta:word-count="336" meta:character-count="1963" meta:non-whitespace-character-count="1716"/>
  </office:meta>
</office:document-meta>
</file>